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,1</text:p>
      <text:p text:style-name="Standard">Tache D :</text:p>
      <text:p text:style-name="Standard">120j/h</text:p>
      <text:p text:style-name="Standard">40j</text:p>
      <text:p text:style-name="Standard">120/40=3</text:p>
      <text:p text:style-name="Standard"/>
      <text:p text:style-name="Standard">3,2</text:p>
      <text:p text:style-name="Standard">0,1*80=8</text:p>
      <text:p text:style-name="Standard">40-8=32</text:p>
      <text:p text:style-name="Standard"/>
      <text:p text:style-name="Standard">0,01*400000=4000</text:p>
      <text:p text:style-name="Standard">4000*32=128000</text:p>
      <text:p text:style-name="Standard"/>
      <text:p text:style-name="Standard">3,3</text:p>
      <text:p text:style-name="Standard">e et f car critique</text:p>
      <text:p text:style-name="Standard"/>
      <text:p text:style-name="Standard">3,4</text:p>
      <text:p text:style-name="Standard">exemple, doubler effectif tache 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3:36:19.09</meta:creation-date>
    <meta:document-statistic meta:table-count="0" meta:image-count="0" meta:object-count="0" meta:page-count="1" meta:paragraph-count="14" meta:word-count="24" meta:character-count="135"/>
    <dc:date>2014-04-22T14:52:01.41</dc:date>
    <meta:editing-duration>PT1S</meta:editing-duration>
    <meta:editing-cycles>1</meta:editing-cycles>
    <meta:generator>OpenOffice/4.0.0$Win32 OpenOffice.org_project/400m3$Build-9702</meta:generator>
  </office:meta>
</office:document-meta>
</file>